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2"/>
      <text:p text:style-name="P2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oft-page-break/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<text:soft-page-break/>2 - A linha 11 é a FND mais reduzida, ou seja, é a menor proposição na Forma Normal Disjuntiva deste exemplo.</text:p>
      <text:p text:style-name="P2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><text:soft-page-break/></text:p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oft-page-break/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><text:soft-page-break/></text:p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4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<text:soft-page-break/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<text:soft-page-break/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<text:span text:style-name="T1">2 - A linha 4 é uma FND, ou seja, é uma proposições na Forma Normal Disjuntiva.</text:span>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<text:soft-page-break/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2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2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<text:soft-page-break/>Valor: Resposta Errada</text:p>
      <text:p text:style-name="P2">Valor recebido: 0.00</text:p>
      <text:p text:style-name="P2"/>
      <text:p text:style-name="P3"/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2">2 - I. FND; II. FND; III. FNC; IV. FNC</text:p>
      <text:p text:style-name="P2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><text:soft-page-break/></text:p>
      <text:p text:style-name="P3"/>
      <text:p text:style-name="P3"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2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<text:soft-page-break/>3 - V F V V V</text:p>
      <text:p text:style-name="P2">4 - V V V V V</text:p>
      <text:p text:style-name="P2"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2">1 - A linha 5 é uma FND, ou seja, uma proposição em sua Forma Normal Disjuntiva.</text:p>
      <text:p text:style-name="P2">2 - As linhas 4 e 5 são FND, ou seja, são proposições na Forma Normal Disjuntiva.</text:p>
      <text:p text:style-name="P2">3 - As linhas 2, 3, 4 e 5 são FND, ou seja, são proposições na Forma Normal Disjuntiva.</text:p>
      <text:p text:style-name="P2"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2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2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oft-page-break/><text:s/></text:p>
      <text:p text:style-name="P2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2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8:20:27.062301812</dc:date>
    <meta:editing-duration>PT1H9M3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3" meta:paragraph-count="499" meta:word-count="2839" meta:character-count="13760" meta:non-whitespace-character-count="11047"/>
  </office:meta>
</office:document-meta>
</file>